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729fcf" draw:textarea-horizontal-align="justify" draw:textarea-vertical-align="middle" draw:auto-grow-height="false" fo:min-height="5.846cm" fo:min-width="6.485cm"/>
    </style:style>
    <style:style style:name="gr2" style:family="graphic" style:parent-style-name="standard">
      <style:graphic-properties draw:fill="solid" draw:fill-color="#ffd320" draw:textarea-horizontal-align="justify" draw:textarea-vertical-align="middle" draw:auto-grow-height="false" fo:min-height="5.846cm" fo:min-width="0.77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draw:fill="none" fo:min-height="0.713cm"/>
    </style:style>
    <style:style style:name="P1" style:family="paragraph">
      <style:paragraph-properties fo:text-align="center"/>
    </style:style>
    <style:style style:name="P2" style:family="paragraph">
      <style:text-properties fo:font-style="italic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985cm" svg:height="6.096cm" svg:x="9.001cm" svg:y="8.11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1.27cm" svg:height="6.096cm" svg:x="7.731cm" svg:y="8.11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1.27cm" svg:height="6.096cm" svg:x="15.986cm" svg:y="8.112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7.731cm" svg:y1="15.097cm" svg:x2="17.256cm" svg:y2="15.097cm">
          <text:p/>
        </draw:line>
        <draw:line draw:style-name="gr3" draw:text-style-name="P1" draw:layer="layout" svg:x1="7.731cm" svg:y1="14.462cm" svg:x2="7.731cm" svg:y2="15.097cm">
          <text:p/>
        </draw:line>
        <draw:line draw:style-name="gr3" draw:text-style-name="P1" draw:layer="layout" svg:x1="17.256cm" svg:y1="14.589cm" svg:x2="17.256cm" svg:y2="15.097cm">
          <text:p/>
        </draw:line>
        <draw:frame draw:style-name="gr4" draw:text-style-name="P2" draw:layer="layout" svg:width="3.601cm" svg:height="0.962cm" svg:x="10.779cm" svg:y="15.532cm">
          <draw:text-box>
            <text:p><text:span text:style-name="T1">15 Minutes</text:span></text:p>
          </draw:text-box>
        </draw:frame>
        <draw:frame draw:style-name="gr4" xml:id="id5" draw:id="id5" draw:layer="layout" svg:width="3.918cm" svg:height="0.962cm" svg:x="10.544cm" svg:y="4.937cm">
          <draw:text-box>
            <text:p>Broadcaster</text:p>
          </draw:text-box>
          <draw:glue-point draw:id="4" svg:x="-2.779cm" svg:y="5cm"/>
          <draw:glue-point draw:id="5" svg:x="2.73cm" svg:y="5cm"/>
        </draw:frame>
        <draw:line draw:style-name="gr5" draw:text-style-name="P1" draw:layer="layout" svg:x1="12.43cm" svg:y1="6.08cm" svg:x2="12.43cm" svg:y2="8.112cm">
          <text:p/>
        </draw:line>
        <draw:frame draw:style-name="gr4" xml:id="id1" draw:id="id1" draw:layer="layout" svg:width="4.553cm" svg:height="0.962cm" svg:x="2.543cm" svg:y="9.436cm">
          <draw:text-box>
            <text:p>Advertisement</text:p>
          </draw:text-box>
        </draw:frame>
        <draw:frame draw:style-name="gr4" xml:id="id3" draw:id="id3" draw:layer="layout" svg:width="4.553cm" svg:height="0.962cm" svg:x="17.637cm" svg:y="9.436cm">
          <draw:text-box>
            <text:p>Advertisement</text:p>
          </draw:text-box>
        </draw:frame>
        <draw:connector draw:style-name="gr5" draw:text-style-name="P1" draw:layer="layout" svg:x1="4.819cm" svg:y1="10.398cm" svg:x2="7.731cm" svg:y2="11.16cm" draw:start-shape="id1" draw:start-glue-point="2" draw:end-shape="id2" draw:end-glue-point="3" svg:d="M4819 10398v762h2912" svg:viewBox="0 0 2913 763">
          <text:p/>
        </draw:connector>
        <draw:connector draw:style-name="gr5" draw:text-style-name="P1" draw:layer="layout" svg:x1="19.913cm" svg:y1="10.398cm" svg:x2="17.256cm" svg:y2="11.16cm" draw:start-shape="id3" draw:start-glue-point="2" draw:end-shape="id4" draw:end-glue-point="1" svg:d="M19913 10398v762h-2657" svg:viewBox="0 0 2658 763">
          <text:p/>
        </draw:connector>
        <draw:connector draw:style-name="gr5" draw:text-style-name="P1" draw:layer="layout" svg:x1="9.001cm" svg:y1="11.16cm" svg:x2="11.415cm" svg:y2="5.899cm" draw:start-shape="id2" draw:start-glue-point="1" draw:end-shape="id5" draw:end-glue-point="4" svg:d="M9001 11160h2414v-5261" svg:viewBox="0 0 2415 5262">
          <text:p/>
        </draw:connector>
        <draw:connector draw:style-name="gr5" draw:text-style-name="P1" draw:layer="layout" svg:x1="15.986cm" svg:y1="11.16cm" svg:x2="13.572cm" svg:y2="5.899cm" draw:start-shape="id4" draw:start-glue-point="3" draw:end-shape="id5" draw:end-glue-point="5" svg:d="M15986 11160h-2414v-5261" svg:viewBox="0 0 2415 5262">
          <text:p/>
        </draw:connector>
        <draw:frame draw:style-name="gr4" draw:layer="layout" svg:width="1.556cm" svg:height="0.962cm" svg:x="13.827cm" svg:y="7.096cm">
          <draw:text-box>
            <text:p>$$$</text:p>
          </draw:text-box>
        </draw:frame>
        <draw:frame draw:style-name="gr6" draw:layer="layout" svg:width="1.556cm" svg:height="0.963cm" svg:x="9.636cm" svg:y="7.095cm">
          <draw:text-box>
            <text:p>$$$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dash" draw:stroke-dash="Ultrafine_20_Dashed" svg:stroke-color="#000000" draw:fill="none" draw:fill-gradient-name="Gradient_20_7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24T15:30:34.774000000</meta:creation-date>
    <dc:date>2015-01-24T15:46:33.568000000</dc:date>
    <meta:editing-duration>PT16M10S</meta:editing-duration>
    <meta:editing-cycles>2</meta:editing-cycles>
    <meta:generator>LibreOffice/4.3.4.1$Windows_x86 LibreOffice_project/bc356b2f991740509f321d70e4512a6a54c5f243</meta:generator>
    <meta:document-statistic meta:object-count="17"/>
  </office:meta>
</office:document-meta>
</file>